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4602in"/>
    </style:style>
    <style:style style:name="co2" style:family="table-column">
      <style:table-column-properties fo:break-before="auto" style:column-width="5.9319in"/>
    </style:style>
    <style:style style:name="co3" style:family="table-column">
      <style:table-column-properties fo:break-before="auto" style:column-width="2.0189in"/>
    </style:style>
    <style:style style:name="co4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Blog Post URL</text:p>
          </table:table-cell>
          <table:table-cell office:value-type="string" calcext:value-type="string">
            <text:p>Blog Post Name</text:p>
          </table:table-cell>
          <table:table-cell office:value-type="string" calcext:value-type="string">
            <text:p>Internal Links Pointing To Post</text:p>
          </table:table-cell>
        </table:table-row>
        <table:table-row table:style-name="ro1">
          <table:table-cell office:value-type="string" calcext:value-type="string">
            <text:p>https://redsurgetechnology.com/blog/free-leetcode-alternatives</text:p>
          </table:table-cell>
          <table:table-cell office:value-type="string" calcext:value-type="string">
            <text:p>Free LeetCode Alternative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redsurgetechnology.com/blog/understanding-laravel-guards</text:p>
          </table:table-cell>
          <table:table-cell office:value-type="string" calcext:value-type="string">
            <text:p>Laravel Guards Explained: Multi-Auth, API Security &amp; Best Practices - Red Surge Technology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redsurgetechnology.com/blog/wcag-guidelines-checklist</text:p>
          </table:table-cell>
          <table:table-cell office:value-type="string" calcext:value-type="string">
            <text:p>WCAG Guidelines Checklist: Your Path to an Accessible Web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 office:value-type="string" calcext:value-type="string">
            <text:p>https://redsurgetechnology.com/blog/wai-aria-authoring-practices</text:p>
          </table:table-cell>
          <table:table-cell office:value-type="string" calcext:value-type="string">
            <text:p>WAI-ARIA Authoring Practices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redsurgetechnology.com/blog/jquery-document-ready-complete-beginners-guide</text:p>
          </table:table-cell>
          <table:table-cell office:value-type="string" calcext:value-type="string">
            <text:p>jQuery Document Ready: Complete Guide for Developers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string" calcext:value-type="string">
            <text:p>https://redsurgetechnology.com/blog/2025/july/css-tricks-responsive-design</text:p>
          </table:table-cell>
          <table:table-cell office:value-type="string" calcext:value-type="string">
            <text:p>CSS Tricks Responsive Design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redsurgetechnology.com/blog/2025/july/forced-reflow-guide</text:p>
          </table:table-cell>
          <table:table-cell office:value-type="string" calcext:value-type="string">
            <text:p>Forced Reflow: How to Prevent Layout Thrashing for Fast Performance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redsurgetechnology.com/blog/2025/july/css-vendor-prefixes-guide</text:p>
          </table:table-cell>
          <table:table-cell office:value-type="string" calcext:value-type="string">
            <text:p>CSS Vendor Prefixes: Your Guide to Cross‑Browser Compatibility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string" calcext:value-type="string">
            <text:p>https://redsurgetechnology.com/blog/2025/july/nginx-rtmp-guide</text:p>
          </table:table-cell>
          <table:table-cell office:value-type="string" calcext:value-type="string">
            <text:p>Nginx RTMP Guide: Build, Secure &amp; Optimize Your Live Streaming Server</text:p>
          </table:table-cell>
          <table:table-cell office:value-type="float" office:value="0" calcext:value-type="float">
            <text:p>0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5-27T18:05:04.070874640</meta:creation-date>
    <dc:date>2025-07-21T15:28:07.719439152</dc:date>
    <meta:editing-duration>PT33M15S</meta:editing-duration>
    <meta:editing-cycles>10</meta:editing-cycles>
    <meta:generator>LibreOffice/7.3.7.2$Linux_X86_64 LibreOffice_project/30$Build-2</meta:generator>
    <meta:document-statistic meta:table-count="1" meta:cell-count="30" meta:object-count="0"/>
  </office:meta>
</office:document-meta>
</file>